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ds_all_location_lstm_metrics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Metri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389" calcext:value-type="float">
            <text:p>0.01389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01354" calcext:value-type="float">
            <text:p>0.01354</text:p>
          </table:table-cell>
          <table:table-cell office:value-type="float" office:value="0.01416" calcext:value-type="float">
            <text:p>0.01416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1066" calcext:value-type="float">
            <text:p>0.01066</text:p>
          </table:table-cell>
          <table:table-cell office:value-type="float" office:value="0.01003" calcext:value-type="float">
            <text:p>0.01003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.01065" calcext:value-type="float">
            <text:p>0.01065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663" calcext:value-type="float">
            <text:p>0.01663</text:p>
          </table:table-cell>
          <table:table-cell office:value-type="float" office:value="0.01811" calcext:value-type="float">
            <text:p>0.01811</text:p>
          </table:table-cell>
          <table:table-cell office:value-type="float" office:value="0.02089" calcext:value-type="float">
            <text:p>0.02089</text:p>
          </table:table-cell>
          <table:table-cell office:value-type="float" office:value="0.01861" calcext:value-type="float">
            <text:p>0.01861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2232" calcext:value-type="float">
            <text:p>0.02232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233" calcext:value-type="float">
            <text:p>0.00233</text:p>
          </table:table-cell>
          <table:table-cell table:style-name="ce2" office:value-type="float" office:value="0.00204" calcext:value-type="float">
            <text:p>0.00204</text:p>
          </table:table-cell>
          <table:table-cell table:style-name="ce3" office:value-type="float" office:value="0.00191" calcext:value-type="float">
            <text:p>0.00191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00302" calcext:value-type="float">
            <text:p>0.00302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62.76098" calcext:value-type="float">
            <text:p>162.76098</text:p>
          </table:table-cell>
          <table:table-cell table:style-name="ce2" office:value-type="float" office:value="174.57376" calcext:value-type="float">
            <text:p>174.57376</text:p>
          </table:table-cell>
          <table:table-cell office:value-type="float" office:value="168.67971" calcext:value-type="float">
            <text:p>168.67971</text:p>
          </table:table-cell>
          <table:table-cell office:value-type="float" office:value="171.74172" calcext:value-type="float">
            <text:p>171.74172</text:p>
          </table:table-cell>
          <table:table-cell office:value-type="float" office:value="169.42596" calcext:value-type="float">
            <text:p>169.42596</text:p>
          </table:table-cell>
          <table:table-cell office:value-type="float" office:value="155.5207" calcext:value-type="float">
            <text:p>155.5207</text:p>
          </table:table-cell>
          <table:table-cell office:value-type="float" office:value="168.87969" calcext:value-type="float">
            <text:p>168.87969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109.83333" calcext:value-type="float">
            <text:p>109.83333</text:p>
          </table:table-cell>
          <table:table-cell table:style-name="ce2" office:value-type="float" office:value="117.16667" calcext:value-type="float">
            <text:p>117.16667</text:p>
          </table:table-cell>
          <table:table-cell office:value-type="float" office:value="111.58333" calcext:value-type="float">
            <text:p>111.58333</text:p>
          </table:table-cell>
          <table:table-cell office:value-type="float" office:value="115.08333" calcext:value-type="float">
            <text:p>115.08333</text:p>
          </table:table-cell>
          <table:table-cell office:value-type="float" office:value="113.83333" calcext:value-type="float">
            <text:p>113.83333</text:p>
          </table:table-cell>
          <table:table-cell office:value-type="float" office:value="103.5" calcext:value-type="float">
            <text:p>103.5</text:p>
          </table:table-cell>
          <table:table-cell office:value-type="float" office:value="112.91667" calcext:value-type="float">
            <text:p>112.91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1T15:11:51.406274985</dc:date>
    <meta:editing-duration>PT47M42S</meta:editing-duration>
    <meta:editing-cycles>2</meta:editing-cycles>
    <meta:generator>LibreOffice/6.0.7.3$Linux_X86_64 LibreOffice_project/00m0$Build-3</meta:generator>
    <meta:document-statistic meta:table-count="1" meta:cell-count="56" meta:object-count="0"/>
  </office:meta>
</office:document-meta>
</file>